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text-properties fo:color="#ffffff" fo:font-weight="bold" fo:background-color="#0000ff" style:font-weight-asian="bold" style:font-weight-complex="bold"/>
    </style:style>
    <style:style style:name="P7" style:family="paragraph" style:parent-style-name="Text_20_body">
      <style:text-properties fo:color="#ffffff" fo:font-weight="bold" fo:background-color="#3333ff" style:font-weight-asian="bold" style:font-weight-complex="bold"/>
    </style:style>
    <style:style style:name="P8" style:family="paragraph" style:parent-style-name="Text_20_body">
      <style:text-properties fo:font-weight="bold" fo:background-color="#0000ff" style:font-weight-asian="bold" style:font-weight-complex="bold"/>
    </style:style>
    <style:style style:name="P9" style:family="paragraph" style:parent-style-name="Text_20_body">
      <style:text-properties fo:color="#ff0000"/>
    </style:style>
    <style:style style:name="P10" style:family="paragraph" style:parent-style-name="Text_20_body">
      <style:text-properties style:use-window-font-color="true" fo:font-weight="bold" fo:background-color="#0000ff" style:font-weight-asian="bold" style:font-weight-complex="bold"/>
    </style:style>
    <style:style style:name="P11" style:family="paragraph" style:parent-style-name="Text_20_body">
      <style:text-properties fo:color="#ff3333"/>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1">
      <style:paragraph-properties fo:margin-top="0in" fo:margin-bottom="0in" style:contextual-spacing="false"/>
      <style:text-properties officeooo:paragraph-rsid="0019be41"/>
    </style:style>
    <style:style style:name="P16" style:family="paragraph" style:parent-style-name="Text_20_body" style:list-style-name="L1">
      <style:paragraph-properties fo:margin-top="0in" fo:margin-bottom="0in" style:contextual-spacing="false"/>
      <style:text-properties fo:color="#990000"/>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00ff66" officeooo:rsid="001e1903" fo:background-color="#000000" loext:char-shading-value="0"/>
    </style:style>
    <style:style style:name="T4" style:family="text">
      <style:text-properties fo:color="#00ff66" officeooo:rsid="001f32b2" fo:background-color="#000000" loext:char-shading-value="0"/>
    </style:style>
    <style:style style:name="T5" style:family="text">
      <style:text-properties fo:color="#00ff66" officeooo:rsid="00233efd" fo:background-color="#000000" loext:char-shading-value="0"/>
    </style:style>
    <style:style style:name="T6" style:family="text">
      <style:text-properties fo:color="#00ff66" officeooo:rsid="002b91ee" fo:background-color="#000000" loext:char-shading-value="0"/>
    </style:style>
    <style:style style:name="T7" style:family="text">
      <style:text-properties fo:color="#00ff66" officeooo:rsid="002d4c03" fo:background-color="#000000" loext:char-shading-value="0"/>
    </style:style>
    <style:style style:name="T8" style:family="text">
      <style:text-properties fo:color="#00ff66" officeooo:rsid="002d92cf" fo:background-color="#000000" loext:char-shading-value="0"/>
    </style:style>
    <style:style style:name="T9" style:family="text">
      <style:text-properties fo:color="#00ff66" officeooo:rsid="003012ad" fo:background-color="#000000" loext:char-shading-value="0"/>
    </style:style>
    <style:style style:name="T10" style:family="text">
      <style:text-properties fo:color="#00ff66" officeooo:rsid="00330d01" fo:background-color="#000000" loext:char-shading-value="0"/>
    </style:style>
    <style:style style:name="T11" style:family="text">
      <style:text-properties fo:color="#00ff66" officeooo:rsid="0033dbe7" fo:background-color="#000000" loext:char-shading-value="0"/>
    </style:style>
    <style:style style:name="T12" style:family="text">
      <style:text-properties fo:color="#00ff66" officeooo:rsid="0034dcf6" fo:background-color="#000000" loext:char-shading-value="0"/>
    </style:style>
    <style:style style:name="T13" style:family="text">
      <style:text-properties fo:color="#00ff66" officeooo:rsid="0035b1bf" fo:background-color="#000000" loext:char-shading-value="0"/>
    </style:style>
    <style:style style:name="T14" style:family="text">
      <style:text-properties fo:color="#ff0000"/>
    </style:style>
    <style:style style:name="T15" style:family="text">
      <style:text-properties fo:color="#ff0000" fo:background-color="#ffff66" loext:char-shading-value="0"/>
    </style:style>
    <style:style style:name="T16" style:family="text">
      <style:text-properties fo:color="#ff0000" fo:background-color="#ffff00" loext:char-shading-value="0"/>
    </style:style>
    <style:style style:name="T17" style:family="text">
      <style:text-properties fo:color="#ff0000" fo:background-color="#ffffff" loext:char-shading-value="0"/>
    </style:style>
    <style:style style:name="T18" style:family="text">
      <style:text-properties fo:color="#0000ff"/>
    </style:style>
    <style:style style:name="T19" style:family="text">
      <style:text-properties fo:color="#00cc00" fo:background-color="#000000" loext:char-shading-value="0"/>
    </style:style>
    <style:style style:name="T20" style:family="text">
      <style:text-properties fo:color="#00cc00" officeooo:rsid="0024942b" fo:background-color="#000000" loext:char-shading-value="0"/>
    </style:style>
    <style:style style:name="T21" style:family="text">
      <style:text-properties fo:color="#3333ff"/>
    </style:style>
    <style:style style:name="T22" style:family="text">
      <style:text-properties officeooo:rsid="001dbf77"/>
    </style:style>
    <style:style style:name="T23" style:family="text">
      <style:text-properties fo:color="#ff0066" fo:background-color="#ffff00" loext:char-shading-value="0"/>
    </style:style>
    <style:style style:name="T24" style:family="text">
      <style:text-properties fo:color="#ff0066" fo:background-color="#ffffff" loext:char-shading-value="0"/>
    </style:style>
    <style:style style:name="T25" style:family="text">
      <style:text-properties fo:color="#ff3333"/>
    </style:style>
    <style:style style:name="T26" style:family="text">
      <style:text-properties fo:color="#ff3333" fo:background-color="#ffff00" loext:char-shading-value="0"/>
    </style:style>
    <style:style style:name="T27" style:family="text">
      <style:text-properties fo:color="#ff3333" fo:background-color="transparent" loext:char-shading-value="0"/>
    </style:style>
    <style:style style:name="T28" style:family="text">
      <style:text-properties officeooo:rsid="001aa3ae"/>
    </style:style>
    <style:style style:name="T29" style:family="text">
      <style:text-properties fo:color="#66ff00" officeooo:rsid="0024942b" fo:background-color="#000000" loext:char-shading-value="0"/>
    </style:style>
    <style:style style:name="T30" style:family="text">
      <style:text-properties officeooo:rsid="001e1903"/>
    </style:style>
    <style:style style:name="T31" style:family="text">
      <style:text-properties officeooo:rsid="001f32b2"/>
    </style:style>
    <style:style style:name="T32" style:family="text">
      <style:text-properties fo:background-color="#ffff00" loext:char-shading-value="0"/>
    </style:style>
    <style:style style:name="T33" style:family="text">
      <style:text-properties fo:color="#990000"/>
    </style:style>
    <style:style style:name="T34" style:family="text">
      <style:text-properties style:use-window-font-color="true"/>
    </style:style>
    <style:style style:name="T35" style:family="text">
      <style:text-properties style:use-window-font-color="true" fo:background-color="#ffffff" loext:char-shading-value="0"/>
    </style:style>
    <style:style style:name="T36" style:family="text">
      <style:text-properties style:use-window-font-color="true" fo:background-color="#ffff00" loext:char-shading-value="0"/>
    </style:style>
    <style:style style:name="T37" style:family="text">
      <style:text-properties style:use-window-font-color="true" officeooo:rsid="003b9303" fo:background-color="#00ff66" loext:char-shading-value="0"/>
    </style:style>
    <style:style style:name="T38" style:family="text">
      <style:text-properties style:use-window-font-color="true" fo:background-color="transparent" loext:char-shading-value="0"/>
    </style:style>
    <style:style style:name="T39" style:family="text">
      <style:text-properties fo:background-color="#ffffff" loext:char-shading-value="0"/>
    </style:style>
    <style:style style:name="T40" style:family="text">
      <style:text-properties officeooo:rsid="003b9303"/>
    </style:style>
    <style:style style:name="T41" style:family="text">
      <style:text-properties officeooo:rsid="003b9303" fo:background-color="#00ff66" loext:char-shading-value="0"/>
    </style:style>
    <style:style style:name="T42" style:family="text">
      <style:text-properties fo:color="#000000" officeooo:rsid="003b9303" fo:background-color="#00ff66"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14">XYZ</text:span> – No comprehensió (important)</text:p>
        <text:p text:style-name="P2"><text:span text:style-name="T18">XYZ</text:span> – No comprehensió (ometre?)</text:p>
        <text:p text:style-name="P2"><text:span text:style-name="T15">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6960844614524536637" text:style-name="L1">
          <text:list-item>
            <text:p text:style-name="P14">The message data is generally not authenticated, every local process can claim to be Apache under PID 4711, and syslog will believe that and store it on disk.</text:p>
          </text:list-item>
          <text:list-item>
            <text:p text:style-name="P14">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14">The timestamps generally do not carry timezone information, even though some newer specifications define support for it.</text:p>
          </text:list-item>
          <text:list-item>
            <text:p text:style-name="P14">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14">Reading log files is simple but very inefficient. Many key log operations have a complexity of O(n). Indexing is generally not available.</text:p>
          </text:list-item>
          <text:list-item>
            <text:p text:style-name="P14">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14">Log files are easily manipulable by attackers, providing easy ways to hide attack information from the administrator</text:p>
          </text:list-item>
          <text:list-item>
            <text:p text:style-name="P14">Access control is non-existent. Unless manually scripted by the administrator a user either gets full access to the log files, or no access at all.</text:p>
          </text:list-item>
          <text:list-item>
            <text:p text:style-name="P15">The meta data stored for log entries is limited, and <text:span text:style-name="T33">lacking </text:span><text:span text:style-name="T6">(falten)</text:span><text:span text:style-name="T33"> key bits of information, such as service name, audit session or monotonic timestamps. </text:span><text:span text:style-name="T6">(Al estar limitat, manca informació)</text:span></text:p>
          </text:list-item>
          <text:list-item>
            <text:p text:style-name="P14">Automatic rotation of log files is available, but less than ideal in most implementations:<text:span text:style-name="T33"> instead of watching disk usage continuously to enforce disk usage limits rotation is only attempted in fixed time intervals, thus leaving the door open to many DoS attacks. </text:span><text:span text:style-name="T7">(En el moment en que es realitza la rotació, hi ha perill d'atacs).</text:span></text:p>
          </text:list-item>
          <text:list-item>
            <text:p text:style-name="P16">Rate limiting is available in some implementations, however, generally does not take the disk usage or service assignment into account, which is highly advisable.<text:span text:style-name="T1"> </text:span><text:span text:style-name="T7">(És aconsellable tenir limits, però no sempre té en compte l'ús del disc, i això seria recomenable tenir-ho en compte)</text:span></text:p>
          </text:list-item>
          <text:list-item>
            <text:p text:style-name="P16">Compression in the log structure on disk is generally available but usually only as effect of rotation and has a negative effect on the already bad complexity behaviour of many key log operations. <text:span text:style-name="T5">(es poden comprimir logs com a conseqüència de la rotació, però pot ser dolent)</text:span></text:p>
          </text:list-item>
          <text:list-item>
            <text:p text:style-name="P14">Classic Syslog traditionally is not useful to handle early boot or late shutdown logging, even though recent improvements (for example in systemd) made this work.</text:p>
          </text:list-item>
          <text:list-item>
            <text:p text:style-name="P12">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21">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3">decompressing</text:span> them on-the-fly) <text:span text:style-name="T8">(descomprimeix els fitxers en el moment) </text:span>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ext:soft-page-break/>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8816284624988267125" text:style-name="L2">
          <text:list-item>
            <text:p text:style-name="P17">Simplicity: little code with few dependencies and minimal waste<text:span text:style-name="T14"> through abstraction </text:span><text:span text:style-name="T9">(es desperdicia poc per l'abstracció)</text:span></text:p>
          </text:list-item>
          <text:list-item>
            <text:p text:style-name="P17">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7">Robustness: data files generated by the journal should be directly accessible to administrators and be useful when copied to different hosts with tools like “scp” or “rsync”. Incomplete copies should be processed gracefully. <text:span text:style-name="T21">Journal file browsing clients should work without the journal daemon being around. </text:span><text:span text:style-name="T9">(Per buscar arxius del journal no cal tenir dimoni ON)</text:span></text:p>
          </text:list-item>
          <text:list-item>
            <text:p text:style-name="P17">Portable: <text:span text:style-name="T14">journal files should be usable across the full range of Linux systems, regardless which CPU or endianess is used. Journal files generated on an embedded </text:span><text:span text:style-name="T16">ARM</text:span><text:span text:style-name="T14"> system should be viewable on an x86 desktop, as if it had been generated locally.</text:span><text:span text:style-name="T1"> </text:span><text:span text:style-name="T9">(Els arxius del journal han de ser comprensibles per a tots els sistemes de Linux i visibles des de l'escriptori si fossin generats de manera local en un sistema ARM)</text:span></text:p>
          </text:list-item>
          <text:list-item>
            <text:p text:style-name="P17">Performance: journal operations for appending and browsing should be fast in terms of complexity. O(log n) or better <text:span text:style-name="T21">is highly advisable, in order to provide for organization-wide log monitoring with good performance </text:span><text:span text:style-name="T10">(és aconsellable per a fer un seguiment i tenir un bon rendiment alhora)</text:span></text:p>
          </text:list-item>
          <text:list-item>
            <text:p text:style-name="P17">Integration: the journal should be closely integrated with the rest of the system, so that logging is so basic for a service,<text:span text:style-name="T21"> that it would need to opt-out of it in order to avoid it. Logging is a core responsibility for a service manager</text:span>, and it should be integrated with it reflecting that.</text:p>
          </text:list-item>
          <text:list-item>
            <text:p text:style-name="P17">Minimal Footprint: journal data files should be small in disk size, especially in the light that the amount of data generated might be substantially bigger than on classic syslog.</text:p>
          </text:list-item>
          <text:list-item>
            <text:p text:style-name="P17">General Purpose Event Storage: the journal should be useful to store any kind of journal entry, <text:span text:style-name="T33">regardless</text:span><text:span text:style-name="T14"> </text:span><text:span text:style-name="T11">(independentment)</text:span><text:span text:style-name="T14"> </text:span><text:span text:style-name="T34">of its format, its meta data or size.</text:span></text:p>
          </text:list-item>
          <text:list-item>
            <text:p text:style-name="P17">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7">Base for Higher Level Tools: the journal should provide a generally useful API which can be used by health monitors, recovery tools, crash report generators and other higher level tools to access the logged journal data.</text:p>
          </text:list-item>
          <text:list-item>
            <text:p text:style-name="P18">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 <text:span text:style-name="T11">(és escalable, pot anar des de un pc, fins a un conjunt)</text:span></text:p>
          </text:list-item>
          <text:list-item>
            <text:p text:style-name="P18">Universality: as a basic building block of the OS the journal should be universal enough and <text:soft-page-break/>extensible to cater for application-specific needs. The format needs to be extensible, and APIs need to be available. </text:p>
          </text:list-item>
          <text:list-item>
            <text:p text:style-name="P18">Clustering &amp; Network: Today computers seldom work in isolation. It is crucial that logging caters for that and journal files and utilities are from the ground on developed to support big multi-host installations. <text:span text:style-name="T11">(accepta logs de multi-hosts)</text:span></text:p>
          </text:list-item>
          <text:list-item>
            <text:p text:style-name="P13">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 <text:span text:style-name="T12">(explica com son les variables del journal: SERVICE, MESSAGE..., que accepta binari, i que el codi que genera el journal pot tenir tantes entrades com vulgui)</text:span></text:p>
        <text:p text:style-name="Text_20_body">Applications and services may generate entries in the journal by passing entry fields to systemd’s journald service. This service will augment the entry with a number <text:span text:style-name="T35">of meta fields</text:span>. The values of these trusted fields are determined by the journal service itself and cannot be faked by the client side. <text:span text:style-name="T14">In case hardware and kernel devices are involved, the journal service will augment the log entry with the currently available device information from the </text:span><text:span text:style-name="T16">udev</text:span><text:span text:style-name="T14"> database, which stores all known device names and</text:span><text:span text:style-name="T17"> symlinks</text:span><text:span text:style-name="T14">, and other associated device data in the journal entry. </text:span><text:span text:style-name="T12">(Journal proveeix informació de hardware i kernel que extreu de la database)</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text:soft-page-break/>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14">It is designed in a way that log data is only attached at the end</text:span> <text:span text:style-name="T20">(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16">monotonic</text:span> or <text:span text:style-name="T16">wallclock timestamps</text:span>. The client library automatically coalesces multiple journal files so that they appear as a single unified stream of journal entries. This is used to hide <text:span text:style-name="T22">(</text:span><text:span text:style-name="T2">amagar</text:span><text:span text:style-name="T22">)</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18">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19"> </text:span><text:span text:style-name="T20">(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18">Later on we hope to hook up firmware messages (UEFI logs) and extend kernel based logging to support in-kernel structured logging. Since all fields are </text:span><text:soft-page-break/><text:span text:style-name="T18">implicitly indexed in the journal data structure it is a relatively cheap operation to extract user data like from wtmp from the journal </text:span><text:span text:style-name="T13">(com els camps estan indexats, és facil extreu-re les dades)</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35">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25">all journal entries can be identified by a cursor string </text:span><text:span text:style-name="T29">(string index)</text:span> Such a string identifies a specific message and stays stable even when an entry is lost or not available, and then can be used to locate the next closest entry.</text:p>
        <text:p text:style-name="Text_20_body"><text:span text:style-name="T28">J</text:span>ournald automatically rotates journal files if they grow above certain limits. This is built right into the disk space allocation logic, in order to avoid vulnerability windows due to <text:span text:style-name="T25">purely time-based rotation. </text:span><text:span text:style-name="T13">(sembla ser que aquest tipus de rotació és perillosa)</text:spa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text:soft-page-break/>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 <text:span text:style-name="T30">(</text:span><text:span text:style-name="T3">mirar com monitoritzar journal</text:span><text:span text:style-name="T30">)</text:span></text:p>
        <text:p text:style-name="Text_20_body">The Internet is a dangerous place. <text:span text:style-name="T25">Break-ins on high-profile</text:span> <text:span text:style-name="T31">(</text:span><text:span text:style-name="T4">punts de tall en fitxers html (instrusions en webs importants)</text:span><text:span text:style-name="T31">) </text:span>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P6">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text:soft-page-break/>Software, so you can do with the code whatever suits you. Finally, you are actually wrong in believing that systemd was an abomination.</text:p>
        <text:p text:style-name="P8">Does running the journal break rsyslog/syslog-ng?</text:p>
        <text:p text:style-name="Text_20_body">No, it doesn’t. You may run rsyslog or syslog-ng <text:span text:style-name="T35">side-by-side </text:span>with journald, and syslog messages will end up in both rsyslog/syslog-ng and the journal. However, the journal will store a lot of meta data along with the syslog messages that plain syslog won’t.</text:p>
        <text:p text:style-name="P8">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P7">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P7">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P7">I am using systemd on an embedded system and am not interested in persistent logging, can I opt out of the journal?</text:p>
        <text:p text:style-name="P9">No you can’t really. However, what you can do is tell systemd that you don’t want <text:span text:style-name="T32">persistent logging</text:span>,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P10">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P10">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P6">But if I introduce a UUID for a message type in my code and somebody uses this code as a template for some new work then the journal breaks.</text:p>
        <text:p text:style-name="P11"><text:span text:style-name="T33">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text:span><text:soft-page-break/><text:span text:style-name="T33">which driver. </text:span>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text:span text:style-name="T26">ABI</text:span>, and turning human language into ABI is fatal. Effectively, little is gained over the classic regex log matching at a very steep price of making all log messages ABI. <text:span text:style-name="T38">OTOH</text:span> <text:span text:style-name="T40">(</text:span><text:span text:style-name="T42">on the other hand) </text:span>messages IDs can stay unaltered when their human languages strings are altered, thus neatly separating ABI from the human language. </text:p>
        <text:p text:style-name="P7">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P7">Who would organize and manage the UUID namespace and generate UUIDs? Seriously, we don’t need more bureaucracy people will only ignore!</text:p>
        <text:p text:style-name="P9">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P7">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P7">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P7">But ASN.1 OIDs would make great message type identifiers!</text:p>
        <text:p text:style-name="Text_20_body">Dude, seriously?</text:p>
        <text:p text:style-name="P7">Now I have an even better idea, what about using URLs as message type IDs?</text:p>
        <text:p text:style-name="Text_20_body">Well, they offer little advantage over reverse domain name notation, don’t they?</text:p>
        <text:p text:style-name="P7">But guys, really. If you always generate a UUID on each entry that is generated my entire entropy pool will always be drained!</text:p>
        <text:p text:style-name="Text_20_body"><text:soft-page-break/>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P7">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P7">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P7">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P7">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P7">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text:soft-page-break/>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5-03T12:11:20.836331750</dc:date>
    <dc:creator>isx53866409 </dc:creator>
    <meta:editing-duration>PT4H4M8S</meta:editing-duration>
    <meta:editing-cycles>27</meta:editing-cycles>
    <meta:generator>LibreOffice/4.2.8.2$Linux_X86_64 LibreOffice_project/420$Build-2</meta:generator>
    <meta:document-statistic meta:table-count="0" meta:image-count="0" meta:object-count="0" meta:page-count="11" meta:paragraph-count="143" meta:word-count="6123" meta:character-count="37385" meta:non-whitespace-character-count="31425"/>
  </office:meta>
</office:document-meta>
</file>